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f2b4" officeooo:paragraph-rsid="0006f2b4"/>
    </style:style>
    <style:style style:name="P2" style:family="paragraph" style:parent-style-name="Standard">
      <style:text-properties officeooo:rsid="0006f2b4" officeooo:paragraph-rsid="000d0253"/>
    </style:style>
    <style:style style:name="P3" style:family="paragraph" style:parent-style-name="Standard">
      <style:text-properties officeooo:rsid="000a87c4" officeooo:paragraph-rsid="0006f2b4"/>
    </style:style>
    <style:style style:name="P4" style:family="paragraph" style:parent-style-name="Standard">
      <style:text-properties officeooo:rsid="000a87c4" officeooo:paragraph-rsid="000a87c4"/>
    </style:style>
    <style:style style:name="P5" style:family="paragraph" style:parent-style-name="Standard">
      <style:text-properties fo:font-weight="normal" officeooo:rsid="001195ff" officeooo:paragraph-rsid="001195ff" style:font-weight-asian="normal" style:font-weight-complex="normal"/>
    </style:style>
    <style:style style:name="T1" style:family="text">
      <style:text-properties officeooo:rsid="00075414"/>
    </style:style>
    <style:style style:name="T2" style:family="text">
      <style:text-properties fo:font-style="italic" officeooo:rsid="00075414"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75414" style:font-style-asian="normal" style:font-style-complex="normal"/>
    </style:style>
    <style:style style:name="T5" style:family="text">
      <style:text-properties fo:font-style="normal" officeooo:rsid="0008a4d3" style:font-style-asian="normal" style:font-style-complex="normal"/>
    </style:style>
    <style:style style:name="T6" style:family="text">
      <style:text-properties fo:font-style="normal" officeooo:rsid="000fab7e" style:font-style-asian="normal" style:font-style-complex="normal"/>
    </style:style>
    <style:style style:name="T7" style:family="text">
      <style:text-properties fo:font-weight="bold" officeooo:rsid="000d0253" style:font-weight-asian="bold" style:font-weight-complex="bold"/>
    </style:style>
    <style:style style:name="T8" style:family="text">
      <style:text-properties officeooo:rsid="000d025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lijah Michaelson Research</text:p>
      <text:p text:style-name="P2"><text:span text:style-name="T7"/></text:p>
      <text:p text:style-name="P2"><text:span text:style-name="T7">Tasks:</text:span></text:p>
      <text:p text:style-name="P2">For my research I identified issues that previous researchers have run into in our problem domain. This research will be valuable as it will enable us to formulate reasonable goals and specifications for our end product. <text:span text:style-name="T1">Additionally, I researched possible solutions to these problems. </text:span></text:p>
      <text:p text:style-name="P2"/>
      <text:p text:style-name="P2"><text:span text:style-name="T7">Results:</text:span></text:p>
      <text:p text:style-name="P2"><text:span text:style-name="T8">The first limitation</text:span> I found is need for an extensive and emotionally-colored dataset. <text:span text:style-name="T1">This could make identifying more obscure/subtle emotions much more difficult to identify due to a lack of data. After further research, there seems to be promise in using an neural network augmented with an external memory source, such as a Differentiable Neural Computer, to reduce the need for a large training set. This is a potential avenue we will explore. Another issue I found is that it is inherently difficult to understand </text:span><text:span text:style-name="T2">how </text:span><text:span text:style-name="T4">the neural network is weighting the data patterns in order to achieve its classification. This can make extending a product developed in a restricted domain to new problems </text:span><text:span text:style-name="T6">difficult</text:span><text:span text:style-name="T4">. Hybrid structures, such as the use of a diverse neural architecture or the combination of traditional programming techniques and machine learning, may offer a partial solution to this issue. </text:span></text:p>
      <text:p text:style-name="P1"><text:span text:style-name="T5"/></text:p>
      <text:p text:style-name="P3"><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5T10:59:05.921589672</meta:creation-date>
    <dc:date>2017-09-05T14:16:42.855994814</dc:date>
    <meta:editing-duration>PT2H53M12S</meta:editing-duration>
    <meta:editing-cycles>7</meta:editing-cycles>
    <meta:generator>LibreOffice/5.1.6.2$Linux_X86_64 LibreOffice_project/10m0$Build-2</meta:generator>
    <meta:document-statistic meta:table-count="0" meta:image-count="0" meta:object-count="0" meta:page-count="1" meta:paragraph-count="5" meta:word-count="193" meta:character-count="1225" meta:non-whitespace-character-count="1035"/>
  </office:meta>
</office:document-meta>
</file>